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style:min-row-height="0.3313in" fo:keep-together="auto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B5" style:family="table-cell">
      <style:table-cell-properties style:vertical-align="" fo:padding="0.0694in" fo:border="0.75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3.1347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3.1347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B5" style:family="table-cell">
      <style:table-cell-properties style:vertical-align="" fo:padding="0.0694in" fo:border="0.75pt solid #000000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3.1347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 fo:orphans="0" fo:widows="0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 fo:orphans="0" fo:widows="0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list-style-name="WWNum1">
      <style:paragraph-properties fo:margin-left="0.5in" fo:margin-right="0in" fo:line-height="150%" fo:text-align="justify" style:justify-single-word="false" fo:text-indent="-0.25in" style:auto-text-indent="false"/>
    </style:style>
    <style:style style:name="P8" style:family="paragraph" style:parent-style-name="Standard" style:master-page-name="Standard">
      <style:paragraph-properties fo:line-height="150%" fo:text-align="justify" style:justify-single-word="false"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0000" fo:font-size="12pt" style:font-size-asian="12pt" style:font-size-complex="12pt"/>
    </style:style>
    <style:style style:name="T5" style:family="text">
      <style:text-properties fo:font-style="italic" style:font-style-asian="italic"/>
    </style:style>
    <style:style style:name="T6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aroliny Cardoso de França <text:tab/>6º DSM <text:tab/>FATEC Araras</text:span></text:p>
      <text:p text:style-name="P1"><text:span text:style-name="T1">Gustavo Henrique Pinto <text:tab/>6º DSM<text:tab/><text:tab/>FATEC Araras</text:span></text:p>
      <text:p text:style-name="P3"/>
      <text:p text:style-name="P1"><text:span text:style-name="T2">Comparação de serviços IaaS, PaaS e Saas entre Google Cloud Platform e Amazon Web Services</text:span></text:p>
      <text:p text:style-name="P3"/>
      <text:p text:style-name="P1"><text:span text:style-name="T2">IaaS</text:span></text:p>
      <text:p text:style-name="P3"/>
      <text:p text:style-name="P1">A Google Cloud oferece a plataforma de <text:span text:style-name="T5">Compute Engine </text:span>como principal serviço de infraestrutura, a qual permite que o usuário crie instâncias de máquinas virtuais personalizadas ou seguindo modelos com configuração de processadores e memória RAM pré-definidos, já a Amazon Web Services oferece o mesmo princípio sob a forma do AWS EC2.</text:p>
      <text:p text:style-name="P3"/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6"><text:span text:style-name="T2">Google Cloud - Compute Engine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6"><text:span text:style-name="T2">Prós</text:span></text:p>
          </table:table-cell>
          <table:table-cell table:style-name="Table1.A1" office:value-type="string">
            <text:p text:style-name="P6"><text:span text:style-name="T2">Contras</text:span></text:p>
          </table:table-cell>
        </table:table-row>
        <table:table-row table:style-name="Table1.3">
          <table:table-cell table:style-name="Table1.A1" office:value-type="string">
            <text:p text:style-name="P6">Alta disponibilidade de servidores</text:p>
          </table:table-cell>
          <table:table-cell table:style-name="Table1.A1" office:value-type="string">
            <text:p text:style-name="P6">Processos de criação de instâncias se tornam complexos se preciso configurar redes e discos de forma personalizada</text:p>
          </table:table-cell>
        </table:table-row>
        <table:table-row table:style-name="Table1.4">
          <table:table-cell table:style-name="Table1.A1" office:value-type="string">
            <text:p text:style-name="P6">Presença de servidores no Brasil</text:p>
          </table:table-cell>
          <table:table-cell table:style-name="Table1.A1" office:value-type="string">
            <text:p text:style-name="P6">Estabilidade comprometida se optar por instâncias do tipo <text:span text:style-name="T5">spot</text:span></text:p>
          </table:table-cell>
        </table:table-row>
        <table:table-row table:style-name="Table1.5">
          <table:table-cell table:style-name="Table1.A1" office:value-type="string">
            <text:p text:style-name="P6">Possibilidade de criar instâncias com base em modelos definidos como arquivos YAML</text:p>
          </table:table-cell>
          <table:table-cell table:style-name="Table1.A1" office:value-type="string">
            <text:p text:style-name="P6">É necessário configurar manualmente qualquer aplicação ou serviço que execute nas instâncias</text:p>
          </table:table-cell>
        </table:table-row>
      </table:table>
      <text:p text:style-name="P3"/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2"><text:span text:style-name="T2">Amazon Web Services - EC2</text:span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"><text:span text:style-name="T2">Prós</text:span></text:p>
          </table:table-cell>
          <table:table-cell table:style-name="Table2.A1" office:value-type="string">
            <text:p text:style-name="P2"><text:span text:style-name="T2">Contras</text:span></text:p>
          </table:table-cell>
        </table:table-row>
        <table:table-row table:style-name="Table2.3">
          <table:table-cell table:style-name="Table2.A1" office:value-type="string">
            <text:p text:style-name="P2">Alta disponibilidade de servidores ao nível global</text:p>
          </table:table-cell>
          <table:table-cell table:style-name="Table2.A1" office:value-type="string">
            <text:p text:style-name="P2">Instâncias de computação mais caras em relação a outros serviços populares</text:p>
          </table:table-cell>
        </table:table-row>
        <table:table-row table:style-name="Table2.4">
          <table:table-cell table:style-name="Table2.A1" office:value-type="string">
            <text:p text:style-name="P2">Grande variedade de imagens e sistemas operacionais na criação da instância, suportando Linux, Mac OS e Windows</text:p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>Possui escalonamento automático para recursos de instância</text:p>
          </table:table-cell>
          <table:table-cell table:style-name="Table2.A1" office:value-type="string">
            <text:p text:style-name="P4"/>
          </table:table-cell>
        </table:table-row>
      </table:table>
      <text:p text:style-name="P3"/>
      <text:p text:style-name="P3"/>
      <text:p text:style-name="P1"><text:span text:style-name="T2">PaaS</text:span></text:p>
      <text:p text:style-name="P5"/>
      <text:p text:style-name="P1">Ambos os provedores de computação em nuvem apresentam alternativas próprias de plataforma como serviço, com a Google Cloud oferecendo o <text:span text:style-name="T5">Google Cloud Run</text:span>, e o ambiente AWS contendo o <text:span text:style-name="T5">AWS Fargate</text:span>, ambos baseados no mesmo princípio, de oferecer ambientes totalmente configurados e escaláveis a partir de uma única imagem Docker.</text:p>
      <text:p text:style-name="P3"><text:soft-page-break/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table:number-columns-spanned="2" office:value-type="string">
            <text:p text:style-name="P2"><text:span text:style-name="T2">Google Cloud - Google Cloud Run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2"><text:span text:style-name="T2">Prós</text:span></text:p>
          </table:table-cell>
          <table:table-cell table:style-name="Table3.A1" office:value-type="string">
            <text:p text:style-name="P2"><text:span text:style-name="T2">Contras</text:span></text:p>
          </table:table-cell>
        </table:table-row>
        <table:table-row table:style-name="Table3.3">
          <table:table-cell table:style-name="Table3.A1" office:value-type="string">
            <text:p text:style-name="P2">Serviço altamente escalável, com escalabilidade automática que pode ser configurada</text:p>
          </table:table-cell>
          <table:table-cell table:style-name="Table3.A1" office:value-type="string">
            <text:p text:style-name="P2">Menor possibilidade de customização do ambiente de execução</text:p>
          </table:table-cell>
        </table:table-row>
        <table:table-row table:style-name="Table3.4">
          <table:table-cell table:style-name="Table3.A1" office:value-type="string">
            <text:p text:style-name="P2">Modelo de cobrança onde apenas o tempo em que o serviço estava processando requisições é cobrado</text:p>
          </table:table-cell>
          <table:table-cell table:style-name="Table3.A1" office:value-type="string">
            <text:p text:style-name="P2">O custo pode aumentar se não configurados limites de escalabilidade automática</text:p>
          </table:table-cell>
        </table:table-row>
        <table:table-row table:style-name="Table3.5">
          <table:table-cell table:style-name="Table3.A1" office:value-type="string">
            <text:p text:style-name="P2">Ambiente altamente integrado com o ecossistema Google Cloud</text:p>
          </table:table-cell>
          <table:table-cell table:style-name="Table3.B5" office:value-type="string">
            <text:p text:style-name="P2">Tempo de resposta alto caso o serviço esteja “inativo” na primeira requisição</text:p>
          </table:table-cell>
        </table:table-row>
      </table:table>
      <text:p text:style-name="P3"/>
      <table:table table:name="Table4" table:style-name="Table4">
        <table:table-column table:style-name="Table4.A" table:number-columns-repeated="2"/>
        <table:table-row table:style-name="Table4.1">
          <table:table-cell table:style-name="Table4.A1" table:number-columns-spanned="2" office:value-type="string">
            <text:p text:style-name="P2"><text:span text:style-name="T2">Amazon Web Services - AWS Fargate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2"><text:span text:style-name="T2">Prós</text:span></text:p>
          </table:table-cell>
          <table:table-cell table:style-name="Table4.A1" office:value-type="string">
            <text:p text:style-name="P2"><text:span text:style-name="T2">Contras</text:span></text:p>
          </table:table-cell>
        </table:table-row>
        <table:table-row table:style-name="Table4.3">
          <table:table-cell table:style-name="Table4.A1" office:value-type="string">
            <text:p text:style-name="P2">Não há a necessidade de se manter uma instância sempre rodando para hospedar o serviço, já que ele atua como <text:span text:style-name="T5">serverless</text:span></text:p>
          </table:table-cell>
          <table:table-cell table:style-name="Table4.A1" office:value-type="string">
            <text:p text:style-name="P2">Configuração inicial complexa, principalmente ao adicionar redes privadas</text:p>
          </table:table-cell>
        </table:table-row>
        <table:table-row table:style-name="Table4.4">
          <table:table-cell table:style-name="Table4.A1" office:value-type="string">
            <text:p text:style-name="P2">Integração com ecossistemas AWS,,, como o Amazon S3 para o armazenamento em blocos e o Amazon RDS para o gerenciamento de bancos de dados relacionais</text:p>
          </table:table-cell>
          <table:table-cell table:style-name="Table4.A1" office:value-type="string">
            <text:p text:style-name="P2">Menor controle sobre o ambiente em que a aplicação será executada quando comparado com serviços hospedados em uma solução de IaaS</text:p>
          </table:table-cell>
        </table:table-row>
      </table:table>
      <text:p text:style-name="P3"/>
      <text:p text:style-name="P3"/>
      <text:p text:style-name="P1"><text:span text:style-name="T2">SaaS</text:span></text:p>
      <text:p text:style-name="P1"/>
      <text:p text:style-name="P1">Para a modalidade SaaS, temos os softwares “Amazon WorkSpaces” e “Google Workspace” que oferecem serviços de nuvem aos seus usuários para que acessem seus ambientes em qualquer dispositivo.</text:p>
      <text:p text:style-name="P3"/>
      <table:table table:name="Table5" table:style-name="Table5">
        <table:table-column table:style-name="Table5.A" table:number-columns-repeated="2"/>
        <table:table-row table:style-name="Table5.1">
          <table:table-cell table:style-name="Table5.A1" table:number-columns-spanned="2" office:value-type="string">
            <text:p text:style-name="P2"><text:span text:style-name="T2">Google Cloud - Google Workspace</text:span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2"><text:span text:style-name="T2">Prós</text:span></text:p>
          </table:table-cell>
          <table:table-cell table:style-name="Table5.A1" office:value-type="string">
            <text:p text:style-name="P2"><text:span text:style-name="T2">Contras</text:span></text:p>
          </table:table-cell>
        </table:table-row>
        <table:table-row table:style-name="Table5.3">
          <table:table-cell table:style-name="Table5.A1" office:value-type="string">
            <text:p text:style-name="P2">Familiaridade</text:p>
          </table:table-cell>
          <table:table-cell table:style-name="Table5.A1" office:value-type="string">
            <text:p text:style-name="P2">Armazenamento Limitado</text:p>
          </table:table-cell>
        </table:table-row>
        <table:table-row table:style-name="Table5.4">
          <table:table-cell table:style-name="Table5.A1" office:value-type="string">
            <text:p text:style-name="P2">Preço previsível</text:p>
          </table:table-cell>
          <table:table-cell table:style-name="Table5.A1" office:value-type="string">
            <text:p text:style-name="P2">Integração com softwares específicos</text:p>
          </table:table-cell>
        </table:table-row>
        <table:table-row table:style-name="Table5.5">
          <table:table-cell table:style-name="Table5.A1" office:value-type="string">
            <text:p text:style-name="P2">Integração de comunicação</text:p>
          </table:table-cell>
          <table:table-cell table:style-name="Table5.B5" office:value-type="string">
            <text:p text:style-name="P2">Recursos limitados para desktops virtuais</text:p>
          </table:table-cell>
        </table:table-row>
      </table:table>
      <text:p text:style-name="P3"/>
      <table:table table:name="Table6" table:style-name="Table6">
        <table:table-column table:style-name="Table6.A" table:number-columns-repeated="2"/>
        <text:soft-page-break/>
        <table:table-row table:style-name="Table6.1">
          <table:table-cell table:style-name="Table6.A1" table:number-columns-spanned="2" office:value-type="string">
            <text:p text:style-name="P2"><text:span text:style-name="T2">Amazon Web Services - Amazon Workspace</text:span>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2"><text:span text:style-name="T2">Prós</text:span></text:p>
          </table:table-cell>
          <table:table-cell table:style-name="Table6.A1" office:value-type="string">
            <text:p text:style-name="P2"><text:span text:style-name="T2">Contras</text:span></text:p>
          </table:table-cell>
        </table:table-row>
        <table:table-row table:style-name="Table6.3">
          <table:table-cell table:style-name="Table6.A1" office:value-type="string">
            <text:p text:style-name="P2">Controle sobre ambientes</text:p>
          </table:table-cell>
          <table:table-cell table:style-name="Table6.A1" office:value-type="string">
            <text:p text:style-name="P2">Custo variável</text:p>
          </table:table-cell>
        </table:table-row>
        <table:table-row table:style-name="Table6.4">
          <table:table-cell table:style-name="Table6.A1" office:value-type="string">
            <text:p text:style-name="P2">Desktops virtuais personalizáveis</text:p>
          </table:table-cell>
          <table:table-cell table:style-name="Table6.A1" office:value-type="string">
            <text:p text:style-name="P2">Customizações complexas</text:p>
          </table:table-cell>
        </table:table-row>
        <table:table-row table:style-name="Table6.5">
          <table:table-cell table:style-name="Table6.A1" office:value-type="string">
            <text:p text:style-name="P2">Escalabilidade e gerenciamento flexível</text:p>
          </table:table-cell>
          <table:table-cell table:style-name="Table6.A1" office:value-type="string">
            <text:p text:style-name="P2">Necessidade de treinamento aos usuários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1"><text:span text:style-name="T2">Bibliografia</text:span></text:p>
      <text:p text:style-name="P5"/>
      <text:list xml:id="list3028261189" text:style-name="WWNum1">
        <text:list-item>
          <text:p text:style-name="P7"><text:span text:style-name="T2">AWS Fargate, Computação sem servidor para contêineres</text:span><text:span text:style-name="T3">. Disponível em: </text:span><text:a xlink:type="simple" xlink:href="https://aws.amazon.com/pt/fargate/" text:style-name="ListLabel_20_10" text:visited-style-name="ListLabel_20_10"><text:span text:style-name="T6">https://aws.amazon.com/pt/fargate/</text:span></text:a><text:span text:style-name="T3">. Acesso em: <text:s/>20 de agosto de 2023.</text:span></text:p>
        </text:list-item>
        <text:list-item>
          <text:p text:style-name="P7"><text:span text:style-name="T2">O que é a plataforma como serviço (PaaS)? </text:span><text:span text:style-name="T3">Disponível em: </text:span><text:a xlink:type="simple" xlink:href="https://cloud.google.com/learn/what-is-paas?hl=pt-br" text:style-name="ListLabel_20_10" text:visited-style-name="ListLabel_20_10"><text:span text:style-name="T6">https://cloud.google.com/learn/what-is-paas?hl=pt-br</text:span></text:a><text:span text:style-name="T3">. Acesso em: 20 de agosto de 2023.</text:span></text:p>
        </text:list-item>
        <text:list-item>
          <text:p text:style-name="P7"><text:span text:style-name="T2">Cloud Run. </text:span><text:span text:style-name="T3">Disponível em: </text:span><text:a xlink:type="simple" xlink:href="https://cloud.google.com/run?hl=pt-br" text:style-name="ListLabel_20_10" text:visited-style-name="ListLabel_20_10"><text:span text:style-name="T6">https://cloud.google.com/run?hl=pt-br</text:span></text:a><text:span text:style-name="T3">. Acesso em: 20 de agosto de 2023.</text:span></text:p>
        </text:list-item>
        <text:list-item>
          <text:p text:style-name="P7"><text:span text:style-name="T2">Compute Engine.</text:span><text:span text:style-name="T3"> Disponível em: </text:span><text:a xlink:type="simple" xlink:href="https://cloud.google.com/compute?hl=pt-br" text:style-name="ListLabel_20_10" text:visited-style-name="ListLabel_20_10"><text:span text:style-name="T6">https://cloud.google.com/compute?hl=pt-br</text:span></text:a><text:span text:style-name="T3">. Acesso em: 20 de agosto de 2023.</text:span></text:p>
        </text:list-item>
        <text:list-item>
          <text:p text:style-name="P7"><text:span text:style-name="T2">Perguntas frequentes sobre o AWS Fargate.</text:span><text:span text:style-name="T3"> Disponível em: </text:span><text:a xlink:type="simple" xlink:href="https://aws.amazon.com/pt/fargate/faqs/?nc=sn&amp;loc=4" text:style-name="ListLabel_20_10" text:visited-style-name="ListLabel_20_10"><text:span text:style-name="T6">https://aws.amazon.com/pt/fargate/faqs/?nc=sn&amp;loc=4</text:span></text:a><text:span text:style-name="T3">. Acesso em: 20 de agosto de 2023.</text:span></text:p>
        </text:list-item>
        <text:list-item>
          <text:p text:style-name="P7"><text:span text:style-name="T2">Amazon EC2.</text:span><text:span text:style-name="T3"> Disponível em:</text:span><text:a xlink:type="simple" xlink:href="https://aws.amazon.com/pt/ec2/" text:style-name="ListLabel_20_10" text:visited-style-name="ListLabel_20_10"><text:span text:style-name="T6">https://aws.amazon.com/pt/ec2/</text:span></text:a><text:span text:style-name="T3">. Acesso em: 20 de agosto de 2023.</text:span></text:p>
        </text:list-item>
        <text:list-item>
          <text:p text:style-name="P7"><text:span text:style-name="T2">Recursos do Amazon EC2. </text:span><text:span text:style-name="T3">Disponível em: </text:span><text:a xlink:type="simple" xlink:href="https://aws.amazon.com/pt/ec2/features/" text:style-name="ListLabel_20_10" text:visited-style-name="ListLabel_20_10"><text:span text:style-name="T6">https://aws.amazon.com/pt/ec2/features/</text:span></text:a><text:span text:style-name="T3">. Acesso em: 20 de agosto de 2023.</text:span></text:p>
        </text:list-item>
        <text:list-item>
          <text:p text:style-name="P7"><text:span text:style-name="T2">Documentação do Compute Engine. </text:span><text:span text:style-name="T3">Disponível em: </text:span><text:a xlink:type="simple" xlink:href="https://cloud.google.com/compute/docs?hl=pt-br" text:style-name="ListLabel_20_10" text:visited-style-name="ListLabel_20_10"><text:span text:style-name="T6">https://cloud.google.com/compute/docs?hl=pt-br</text:span></text:a><text:span text:style-name="T3">. Acesso em: 20 de agosto de 2023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3" meta:paragraph-count="68" meta:word-count="608" meta:character-count="4227" meta:non-whitespace-character-count="3690"/>
    <meta:generator>LibreOfficeDev/6.0.5.2$Linux_X86_64 LibreOffice_project/</meta:generator>
  </office:meta>
</office:document-meta>
</file>